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paragraph-rsid="00553953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rsid="0035db3e" officeooo:paragraph-rsid="00553953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da8f0" officeooo:paragraph-rsid="006a7976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officeooo:paragraph-rsid="00553953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7e6b6" officeooo:paragraph-rsid="0057e6b6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bold" officeooo:rsid="006355dd" officeooo:paragraph-rsid="006355dd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bold" officeooo:rsid="00636b50" officeooo:paragraph-rsid="00636b50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36b50" officeooo:paragraph-rsid="00636b50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bold" officeooo:rsid="0066f50c" officeooo:paragraph-rsid="0066f50c" style:font-size-asian="12pt" style:font-weight-asian="bold" style:font-size-complex="12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355dd" officeooo:paragraph-rsid="006355dd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236f9" officeooo:paragraph-rsid="006236f9" style:font-size-asian="12pt" style:font-weight-asian="normal" style:font-size-complex="12pt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1cd75" officeooo:paragraph-rsid="006236f9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36b50" officeooo:paragraph-rsid="00636b50" style:font-size-asian="12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36b50" officeooo:paragraph-rsid="006a7976" style:font-size-asian="12pt" style:font-weight-asian="normal" style:font-size-complex="12pt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a7976" officeooo:paragraph-rsid="006a7976" style:font-size-asian="12pt" style:font-weight-asian="normal" style:font-size-complex="12pt" style:font-weight-complex="normal"/>
    </style:style>
    <style:style style:name="P16" style:family="paragraph" style:parent-style-name="Standard" style:list-style-name="L10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75d68" officeooo:paragraph-rsid="00675d68" style:font-size-asian="12pt" style:font-weight-asian="normal" style:font-size-complex="12pt" style:font-weight-complex="normal"/>
    </style:style>
    <style:style style:name="P17" style:family="paragraph" style:parent-style-name="Standard" style:list-style-name="L10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6f50c" officeooo:paragraph-rsid="0066f50c" style:font-size-asian="12pt" style:font-weight-asian="normal" style:font-size-complex="12pt" style:font-weight-complex="normal"/>
    </style:style>
    <style:style style:name="P18" style:family="paragraph" style:parent-style-name="Standard" style:list-style-name="L10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6f50c" officeooo:paragraph-rsid="00675d68" style:font-size-asian="12pt" style:font-weight-asian="normal" style:font-size-complex="12pt" style:font-weight-complex="normal"/>
    </style:style>
    <style:style style:name="P19" style:family="paragraph" style:parent-style-name="Standard" style:list-style-name="L5">
      <style:paragraph-properties fo:text-align="start" style:justify-single-word="false"/>
      <style:text-properties style:font-name="DejaVu Sans Condensed" officeooo:paragraph-rsid="006a7976"/>
    </style:style>
    <style:style style:name="P20" style:family="paragraph" style:parent-style-name="Standard" style:list-style-name="L6">
      <style:paragraph-properties fo:text-align="start" style:justify-single-word="false"/>
      <style:text-properties style:font-name="DejaVu Sans Condensed" officeooo:paragraph-rsid="006d3cc4"/>
    </style:style>
    <style:style style:name="P21" style:family="paragraph" style:parent-style-name="Standard" style:list-style-name="L6">
      <style:paragraph-properties fo:text-align="start" style:justify-single-word="false"/>
      <style:text-properties style:font-name="DejaVu Sans Condensed" officeooo:paragraph-rsid="006a7976"/>
    </style:style>
    <style:style style:name="P22" style:family="paragraph" style:parent-style-name="Standard" style:list-style-name="L9">
      <style:paragraph-properties fo:text-align="start" style:justify-single-word="false"/>
      <style:text-properties style:font-name="DejaVu Sans Condensed" officeooo:paragraph-rsid="006a7976"/>
    </style:style>
    <style:style style:name="P23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6a7976" officeooo:paragraph-rsid="006d3cc4" style:font-size-asian="12pt" style:font-weight-asian="normal" style:font-size-complex="12pt" style:font-weight-complex="normal"/>
    </style:style>
    <style:style style:name="P24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4bf290" officeooo:paragraph-rsid="006a7976" style:font-size-asian="12pt" style:font-weight-asian="normal" style:font-size-complex="12pt" style:font-weight-complex="normal"/>
    </style:style>
    <style:style style:name="P25" style:family="paragraph" style:parent-style-name="Standard" style:list-style-name="L8">
      <style:paragraph-properties fo:text-align="start" style:justify-single-word="false"/>
      <style:text-properties style:font-name="DejaVu Sans Condensed" fo:font-size="12pt" fo:font-weight="normal" officeooo:rsid="006b935b" officeooo:paragraph-rsid="006b935b" style:font-size-asian="12pt" style:font-weight-asian="normal" style:font-size-complex="12pt" style:font-weight-complex="normal"/>
    </style:style>
    <style:style style:name="T1" style:family="text">
      <style:text-properties officeooo:rsid="0035db3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5d3809" style:font-weight-asian="bold" style:font-weight-complex="bold"/>
    </style:style>
    <style:style style:name="T4" style:family="text">
      <style:text-properties fo:font-weight="bold" officeooo:rsid="00571155" style:font-weight-asian="bold" style:font-weight-complex="bold"/>
    </style:style>
    <style:style style:name="T5" style:family="text">
      <style:text-properties fo:font-weight="bold" officeooo:rsid="0030263c" style:font-weight-asian="bold" style:font-weight-complex="bold"/>
    </style:style>
    <style:style style:name="T6" style:family="text">
      <style:text-properties fo:font-weight="bold" officeooo:rsid="0053db7c" style:font-weight-asian="bold" style:font-weight-complex="bold"/>
    </style:style>
    <style:style style:name="T7" style:family="text">
      <style:text-properties fo:font-weight="bold" officeooo:rsid="006427b2" style:font-weight-asian="bold" style:font-weight-complex="bold"/>
    </style:style>
    <style:style style:name="T8" style:family="text">
      <style:text-properties fo:font-weight="bold" officeooo:rsid="00661628" style:font-weight-asian="bold" style:font-weight-complex="bold"/>
    </style:style>
    <style:style style:name="T9" style:family="text">
      <style:text-properties fo:font-weight="bold" officeooo:rsid="00675d68" style:font-weight-asian="bold" style:font-weight-complex="bold"/>
    </style:style>
    <style:style style:name="T10" style:family="text">
      <style:text-properties fo:font-weight="bold" officeooo:rsid="006ec9c7" style:font-weight-asian="bold" style:font-weight-complex="bold"/>
    </style:style>
    <style:style style:name="T11" style:family="text">
      <style:text-properties officeooo:rsid="006236f9"/>
    </style:style>
    <style:style style:name="T12" style:family="text">
      <style:text-properties officeooo:rsid="00636b50"/>
    </style:style>
    <style:style style:name="T13" style:family="text">
      <style:text-properties officeooo:rsid="00675d68"/>
    </style:style>
    <style:style style:name="T14" style:family="text">
      <style:text-properties officeooo:rsid="004bf290"/>
    </style:style>
    <style:style style:name="T15" style:family="text">
      <style:text-properties officeooo:rsid="004da8f0"/>
    </style:style>
    <style:style style:name="T16" style:family="text">
      <style:text-properties officeooo:rsid="006a7976"/>
    </style:style>
    <style:style style:name="T17" style:family="text">
      <style:text-properties fo:font-size="12pt" fo:font-weight="normal" officeooo:rsid="006a7976" style:font-size-asian="12pt" style:font-weight-asian="normal" style:font-size-complex="12pt" style:font-weight-complex="normal"/>
    </style:style>
    <style:style style:name="T18" style:family="text">
      <style:text-properties fo:font-size="12pt" fo:font-weight="normal" officeooo:rsid="004bf290" style:font-size-asian="12pt" style:font-weight-asian="normal" style:font-size-complex="12pt" style:font-weight-complex="normal"/>
    </style:style>
    <style:style style:name="T19" style:family="text">
      <style:text-properties fo:font-size="12pt" fo:font-weight="normal" officeooo:rsid="004da8f0" style:font-size-asian="12pt" style:font-weight-asian="normal" style:font-size-complex="12pt" style:font-weight-complex="normal"/>
    </style:style>
    <style:style style:name="T20" style:family="text">
      <style:text-properties fo:font-size="12pt" fo:font-weight="normal" officeooo:rsid="0050b3ac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545b5b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49cb52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6b935b" style:font-size-asian="12pt" style:font-weight-asian="normal" style:font-size-complex="12pt" style:font-weight-complex="normal"/>
    </style:style>
    <style:style style:name="T24" style:family="text">
      <style:text-properties fo:font-size="12pt" fo:font-weight="normal" officeooo:rsid="006bf7dc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6d3cc4" style:font-size-asian="12pt" style:font-weight-asian="normal" style:font-size-complex="12pt" style:font-weight-complex="normal"/>
    </style:style>
    <style:style style:name="T26" style:family="text">
      <style:text-properties fo:font-size="12pt" fo:font-weight="bold" officeooo:rsid="006a7976" style:font-size-asian="12pt" style:font-weight-asian="bold" style:font-size-complex="12pt" style:font-weight-complex="bold"/>
    </style:style>
    <style:style style:name="T27" style:family="text">
      <style:text-properties fo:font-size="12pt" fo:font-weight="bold" officeooo:rsid="004da8f0" style:font-size-asian="12pt" style:font-weight-asian="bold" style:font-size-complex="12pt" style:font-weight-complex="bold"/>
    </style:style>
    <style:style style:name="T28" style:family="text">
      <style:text-properties fo:font-size="12pt" fo:font-weight="bold" officeooo:rsid="0050b3ac" style:font-size-asian="12pt" style:font-weight-asian="bold" style:font-size-complex="12pt" style:font-weight-complex="bold"/>
    </style:style>
    <style:style style:name="T29" style:family="text">
      <style:text-properties fo:font-size="12pt" fo:font-weight="bold" officeooo:rsid="0049cb52" style:font-size-asian="12pt" style:font-weight-asian="bold" style:font-size-complex="12pt" style:font-weight-complex="bold"/>
    </style:style>
    <style:style style:name="T30" style:family="text">
      <style:text-properties fo:font-size="12pt" fo:font-weight="bold" officeooo:rsid="004bf290" style:font-size-asian="12pt" style:font-weight-asian="bold" style:font-size-complex="12pt" style:font-weight-complex="bold"/>
    </style:style>
    <style:style style:name="T31" style:family="text">
      <style:text-properties fo:font-size="12pt" fo:font-weight="bold" officeooo:rsid="00527b86" style:font-size-asian="12pt" style:font-weight-asian="bold" style:font-size-complex="12pt" style:font-weight-complex="bold"/>
    </style:style>
    <style:style style:name="T32" style:family="text">
      <style:text-properties fo:font-size="12pt" fo:font-weight="bold" officeooo:rsid="006d3cc4" style:font-size-asian="12pt" style:font-weight-asian="bold" style:font-size-complex="12pt" style:font-weight-complex="bold"/>
    </style:style>
    <style:style style:name="T33" style:family="text">
      <style:text-properties fo:font-size="12pt" fo:font-weight="bold" officeooo:rsid="006bf7dc" style:font-size-asian="12pt" style:font-weight-asian="bold" style:font-size-complex="12pt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1">xx</text:span> - Controls</text:p>
          </table:table-cell>
          <table:table-cell table:style-name="Table1.A1" office:value-type="string">
            <text:p text:style-name="P2">2xx - Ground</text:p>
          </table:table-cell>
          <table:table-cell table:style-name="Table1.A1" office:value-type="string">
            <text:p text:style-name="P2">3xx - Flight</text:p>
          </table:table-cell>
          <table:table-cell table:style-name="Table1.A1" office:value-type="string">
            <text:p text:style-name="P2">4xx - A2A</text:p>
          </table:table-cell>
          <table:table-cell table:style-name="Table1.E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4"><text:span text:style-name="T3">5</text:span><text:span text:style-name="T4">0</text:span><text:span text:style-name="T10">6</text:span><text:span text:style-name="T5"> -</text:span><text:span text:style-name="T6"> </text:span><text:span text:style-name="T4">A2</text:span><text:span text:style-name="T3">G</text:span><text:span text:style-name="T6"> -</text:span><text:span text:style-name="T5"> </text:span><text:span text:style-name="T7">Laser Guided Bombs</text:span></text:p>
      <text:p text:style-name="P5"/>
      <text:p text:style-name="P6">Fence in</text:p>
      <text:list text:style-name="L1">
        <text:list-item>
          <text:p text:style-name="P10">A/G Master Mode</text:p>
        </text:list-item>
        <text:list-item>
          <text:p text:style-name="P10">Master Arm ON</text:p>
        </text:list-item>
      </text:list>
      <text:p text:style-name="P5"/>
      <text:p text:style-name="P7">Laser guided bombs</text:p>
      <text:list xml:id="list1064894819" text:style-name="L2">
        <text:list-item>
          <text:p text:style-name="P11">Bomb setup<text:span text:style-name="T16">:</text:span></text:p>
        </text:list-item>
      </text:list>
      <text:list text:style-name="L3">
        <text:list-item>
          <text:list>
            <text:list-item>
              <text:p text:style-name="P12">On ARMT <text:span text:style-name="T16">-&gt; </text:span>A/G page<text:span text:style-name="T11">:</text:span></text:p>
            </text:list-item>
            <text:list-item>
              <text:p text:style-name="P12"><text:span text:style-name="T2">AUTO</text:span><text:span text:style-name="T11"><text:tab/>CCRP mode</text:span></text:p>
            </text:list-item>
            <text:list-item>
              <text:p text:style-name="P12"><text:span text:style-name="T2">STEP</text:span><text:span text:style-name="T11"><text:tab/></text:span>One bomb only will be dropped per pickle, alternating stations if multiple stations are selected.</text:p>
            </text:list-item>
            <text:list-item>
              <text:p text:style-name="P12"><text:span text:style-name="T2">FUZING</text:span><text:span text:style-name="T11"><text:tab/></text:span><text:span text:style-name="T12">As desired</text:span></text:p>
            </text:list-item>
          </text:list>
        </text:list-item>
      </text:list>
      <text:list xml:id="list13928283361232" text:continue-list="list1064894819" text:style-name="L2">
        <text:list-item>
          <text:p text:style-name="P13">Designate target</text:p>
        </text:list-item>
        <text:list-item>
          <text:p text:style-name="P13">Go to TPOD page and take command.</text:p>
        </text:list-item>
        <text:list-item>
          <text:p text:style-name="P13">Set laser code by entering in scratchpad and pressing T2 OSB (PB 19).</text:p>
        </text:list-item>
        <text:list-item>
          <text:p text:style-name="P14"><text:span text:style-name="T16">Toggle</text:span> Auto/Manual lasing with T3 OSB (PB 18)<text:span text:style-name="T16">.</text:span></text:p>
        </text:list-item>
      </text:list>
      <text:list text:style-name="L4">
        <text:list-item>
          <text:list>
            <text:list-item>
              <text:p text:style-name="P15">To set ALAS time, go to ARMT -&gt; A/G -&gt; PROG PAGE, B3 OSB.</text:p>
            </text:list-item>
          </text:list>
        </text:list-item>
      </text:list>
      <text:list xml:id="list13927976284521" text:continue-list="list13928283361232" text:style-name="L2">
        <text:list-item>
          <text:p text:style-name="P13">Fly toward bomb fall line (ASL).</text:p>
        </text:list-item>
        <text:list-item>
          <text:p text:style-name="P13">HUD shows time to release (TREL).</text:p>
        </text:list-item>
        <text:list-item>
          <text:p text:style-name="P13">When release cue starts coming down the ASL, press and hold pickle until release cue hits velocity vector and all bombs drop.</text:p>
        </text:list-item>
        <text:list-item>
          <text:p text:style-name="P13">If using Manual lasing, press Pinky Button <text:span text:style-name="T16">(with TPOD IN CMD) </text:span>to toggle laser.</text:p>
        </text:list-item>
      </text:list>
      <text:p text:style-name="P8"/>
      <text:p text:style-name="P3">GBU toss/loft attack</text:p>
      <text:list text:style-name="L5">
        <text:list-item>
          <text:p text:style-name="P19"><text:span text:style-name="T17">LANTIRN </text:span><text:span text:style-name="T18">pod ha</text:span><text:span text:style-name="T17">s a </text:span><text:span text:style-name="T18">max </text:span><text:span text:style-name="T19">side </text:span><text:span text:style-name="T18">look of 13</text:span><text:span text:style-name="T17">5</text:span><text:span text:style-name="T18"> deg</text:span><text:span text:style-name="T23"> left</text:span><text:span text:style-name="T24"> (maybe less to the right??).</text:span></text:p>
        </text:list-item>
        <text:list-item>
          <text:p text:style-name="P19"><text:span text:style-name="T18">In a low alt</text:span><text:span text:style-name="T19"> (~200 ft AGL)</text:span><text:span text:style-name="T18">, high speed attack (~0.85 Mach):</text:span></text:p>
        </text:list-item>
      </text:list>
      <text:list xml:id="list2059551100" text:style-name="L6">
        <text:list-item>
          <text:p text:style-name="P20"><text:span text:style-name="T27">Set heading bug</text:span><text:span text:style-name="T19"> (</text:span><text:span text:style-name="T27">HDG</text:span><text:span text:style-name="T19"> </text:span><text:span text:style-name="T25">OSB on </text:span><text:span text:style-name="T32">HSI</text:span><text:span text:style-name="T25"> page</text:span><text:span text:style-name="T19">) </text:span><text:span text:style-name="T26">60 deg left or right</text:span><text:span text:style-name="T17"> of inbound heading</text:span><text:span text:style-name="T24">, </text:span><text:span text:style-name="T33">right preferred</text:span><text:span text:style-name="T24">.</text:span></text:p>
        </text:list-item>
      </text:list>
      <text:list text:style-name="L7">
        <text:list-item>
          <text:list>
            <text:list-item>
              <text:p text:style-name="P23">Absolute max egress heading seems to be about 70 degs off attack heading, but that's very marginal and may mask the pod right before impact.</text:p>
            </text:list-item>
          </text:list>
        </text:list-item>
      </text:list>
      <text:list xml:id="list13927843676568" text:continue-list="list2059551100" text:style-name="L6">
        <text:list-item>
          <text:p text:style-name="P20"><text:span text:style-name="T30">R</text:span><text:span text:style-name="T27">ecommended</text:span><text:span text:style-name="T19"> to put </text:span><text:span text:style-name="T27">HSI</text:span><text:span text:style-name="T19"> page on </text:span><text:span text:style-name="T25">one of the </text:span><text:span text:style-name="T19">MFD</text:span><text:span text:style-name="T25">s</text:span><text:span text:style-name="T19">. <text:s/>Heading bug</text:span><text:span text:style-name="T25"> appears on HSI page, and in bottom right of HUD as a number only (no indicator in heading tape).</text:span></text:p>
        </text:list-item>
        <text:list-item>
          <text:p text:style-name="P21"><text:span text:style-name="T19">When </text:span><text:span text:style-name="T27">20 seconds away from target</text:span><text:span text:style-name="T19"> (~3.5 nmi), </text:span><text:span text:style-name="T28">hold pickle</text:span><text:span text:style-name="T20"> and </text:span><text:span text:style-name="T19">i</text:span><text:span text:style-name="T18">nitiate pull</text:span><text:span text:style-name="T19"> up to about </text:span><text:span text:style-name="T27">20-25 deg nose up</text:span><text:span text:style-name="T21">, </text:span><text:span text:style-name="T22">then </text:span><text:span text:style-name="T29">stop pulling</text:span><text:span text:style-name="T22"> and </text:span><text:span text:style-name="T29">stabilize in a steady climb</text:span><text:span text:style-name="T22">.</text:span><text:span text:style-name="T19"> </text:span><text:span text:style-name="T21"><text:s/>W</text:span><text:span text:style-name="T19">atch for release cue line coming down the bomb fall line</text:span><text:span text:style-name="T20">.</text:span></text:p>
        </text:list-item>
        <text:list-item>
          <text:p text:style-name="P21"><text:span text:style-name="T18">On release, </text:span><text:span text:style-name="T30">immediately pull hard </text:span><text:span text:style-name="T31">up and over to partly inverted </text:span><text:span text:style-name="T27">toward </text:span><text:span text:style-name="T30">egress heading</text:span><text:span text:style-name="T17">.</text:span></text:p>
        </text:list-item>
        <text:list-item>
          <text:p text:style-name="P21"><text:span text:style-name="T19">When on egress heading, r</text:span><text:span text:style-name="T18">oll upright and begin shallow dive</text:span><text:span text:style-name="T19"> (~5 deg)</text:span><text:span text:style-name="T18">.</text:span></text:p>
        </text:list-item>
        <text:list-item>
          <text:p text:style-name="P24">Bomb should impact just before target goes out of FOV.</text:p>
        </text:list-item>
      </text:list>
      <text:list text:style-name="L8">
        <text:list-item>
          <text:list>
            <text:list-item>
              <text:p text:style-name="P25">If bomb goes out of FOV, you can get a few extra seconds by going full rudder toward the target.</text:p>
            </text:list-item>
          </text:list>
        </text:list-item>
      </text:list>
      <text:list text:style-name="L9">
        <text:list-item>
          <text:p text:style-name="P22"><text:span text:style-name="T14">R</text:span><text:span text:style-name="T15">elease should happen around 1000 ft AGL, your max alt should be about 2800 ft, closest approach to target about 2.4 nmi, total exposure time should be about 30 seconds.</text:span></text:p>
        </text:list-item>
      </text:list>
      <text:p text:style-name="P8"/>
      <text:p text:style-name="P9">Back seat flow -- WIP</text:p>
      <text:list text:style-name="L10">
        <text:list-item>
          <text:p text:style-name="P16">If TPOD on left side:</text:p>
          <text:list>
            <text:list-item>
              <text:p text:style-name="P17">Press <text:span text:style-name="T2">Middle Finger Hat right</text:span> to take command of Left MPD (TPOD).</text:p>
            </text:list-item>
            <text:list-item>
              <text:p text:style-name="P17">On TPOD page, set cursor mode to <text:span text:style-name="T2">TGT</text:span>.</text:p>
            </text:list-item>
            <text:list-item>
              <text:p text:style-name="P17">Use <text:span text:style-name="T2">TDC ministick</text:span> to <text:span text:style-name="T2">slew</text:span>.</text:p>
            </text:list-item>
            <text:list-item>
              <text:p text:style-name="P17">Press <text:span text:style-name="T2">Rear Thumb Button</text:span> ("Trigger full-action") to <text:span text:style-name="T2">designate</text:span>.</text:p>
            </text:list-item>
            <text:list-item>
              <text:p text:style-name="P17">Press <text:span text:style-name="T2">Lower Thumb Hat press</text:span> to toggle <text:span text:style-name="T2">tracking</text:span> on/off (ATRK or PTRK).</text:p>
            </text:list-item>
            <text:list-item>
              <text:p text:style-name="P17">Press <text:span text:style-name="T2">Lower Thumb Hat forward</text:span> short to <text:span text:style-name="T2">cycle zoom</text:span>.</text:p>
            </text:list-item>
            <text:list-item>
              <text:p text:style-name="P17">Press <text:span text:style-name="T2">Pinky Button press</text:span> to toggle <text:span text:style-name="T2">laser</text:span> on/off.</text:p>
            </text:list-item>
          </text:list>
        </text:list-item>
        <text:list-item>
          <text:p text:style-name="P16">If TPOD on right side:</text:p>
          <text:list>
            <text:list-item>
              <text:p text:style-name="P18">Press <text:span text:style-name="T9">shift-Dish Hat left</text:span> to take command of <text:span text:style-name="T13">Right </text:span>MPD (TPOD).</text:p>
            </text:list-item>
            <text:list-item>
              <text:p text:style-name="P18">On TPOD page, set cursor mode to <text:span text:style-name="T2">TGT</text:span>.</text:p>
            </text:list-item>
            <text:list-item>
              <text:p text:style-name="P18">Use <text:span text:style-name="T9">Dish Hat</text:span> to <text:span text:style-name="T2">slew</text:span>.</text:p>
            </text:list-item>
            <text:list-item>
              <text:p text:style-name="P18">Press <text:span text:style-name="T9">Trigger Stage 2</text:span> ("Trigger full-action") to <text:span text:style-name="T2">designate</text:span>.</text:p>
            </text:list-item>
            <text:list-item>
              <text:p text:style-name="P18">Press <text:span text:style-name="T9">Gray Reset Hat</text:span><text:span text:style-name="T2"> press</text:span> to toggle <text:span text:style-name="T2">tracking</text:span> on/off (ATRK or PTRK).</text:p>
            </text:list-item>
            <text:list-item>
              <text:p text:style-name="P18">Press <text:span text:style-name="T9">Gray Reset Hat </text:span><text:span text:style-name="T2">forward</text:span> short to <text:span text:style-name="T2">cycle zoom</text:span>.</text:p>
            </text:list-item>
            <text:list-item>
              <text:p text:style-name="P18">Press <text:span text:style-name="T9">Lower Gray Button</text:span> to toggle <text:span text:style-name="T2">laser</text:span> on/off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7-04T01:39:27.579000000</dc:date>
    <meta:editing-duration>P1DT8H27M32S</meta:editing-duration>
    <meta:editing-cycles>85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54" meta:word-count="569" meta:character-count="2862" meta:non-whitespace-character-count="2388"/>
  </office:meta>
</office:document-meta>
</file>